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Nimbus Sans L" fo:font-size="14pt" fo:language="en" fo:country="US" fo:font-weight="bold"/>
    </style:style>
    <style:style style:family="text" style:name="T3" style:display-name="T3">
      <style:text-properties fo:color="#000000" style:font-name="Times New Roman" fo:font-size="12pt" fo:language="en" fo:country="GB" fo:font-weight="normal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text" style:name="T6" style:display-name="T6">
      <style:text-properties fo:color="#000000" style:font-name="DejaVu Sans Mono" fo:font-size="10pt" fo:language="en" fo:country="US" fo:font-weight="normal"/>
    </style:style>
    <style:style style:family="paragraph" style:name="P10" style:display-name="P10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2" style:display-name="P12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3" style:display-name="P13" style:parent-style-name="Heading-3">
      <style:paragraph-properties fo:text-align="justify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>
      <style:paragraph-properties fo:text-align="justify" fo:text-indent="0in" fo:margin-left="0in"/>
      <style:text-properties fo:language="en" fo:country="US"/>
    </style:style>
    <style:style style:family="paragraph" style:name="P8" style:display-name="P8">
      <style:paragraph-properties fo:text-align="left" fo:text-indent="0in" fo:margin-left="0in" style:writing-mode="lr"/>
      <style:text-properties fo:language="en" fo:country="US"/>
    </style:style>
    <style:style style:family="paragraph" style:name="P9" style:display-name="P9" style:parent-style-name="Normal">
      <style:paragraph-properties fo:text-align="left" style:writing-mode="lr"/>
      <style:text-properties fo:language="en" fo:country="US"/>
    </style:style>
    <style:style style:family="paragraph" style:name="P16" style:display-name="P16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4" style:display-name="P14" style:parent-style-name="Preformatted-Text">
      <style:text-properties fo:font-size="10pt" fo:language="en" fo:country="US"/>
    </style:style>
    <style:style style:family="paragraph" style:name="P15" style:display-name="P15" style:parent-style-name="Normal">
      <style:text-properties fo:color="#000000" style:font-name="DejaVu Sans Mono" fo:font-size="10pt" fo:language="en" fo:country="US" fo:font-weight="normal"/>
    </style:style>
    <style:style style:family="paragraph" style:name="P17" style:display-name="P17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5: New function bit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shift function.</text:span></text:p>
        <text:p text:style-name="P3"/>
        <text:p text:style-name="P4">Rationale</text:p>
        <text:p text:style-name="P3">bitshift exists in Matlab, it is used to shift a specific number of bits of an input. In the two input arguments of bitshift(data, n):</text:p>
        <text:list text:style-name="L1">
          <text:list-item>
            <text:p text:style-name="P5">‘data’ represents the input to be shifted (matrix of integers)</text:p>
          </text:list-item>
        </text:list>
        <text:list text:style-name="L2">
          <text:list-item>
            <text:p text:style-name="P6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8">Rounding: the result for the odd elements of data is always truncated., so bitshift(11, <text:s/>-1) returns 5 and bitshift(-11, -1) returns -5 because 11/2 = 5.5.</text:p>
        <text:p text:style-name="P8"/>
        <text:p text:style-name="P8">Circularity: the third input argument of bitshift(., ., mode) sets the behavior in case of overflow / underflow. If mode = “wrap” (default), then bitshift proceeds circularly , so bitshift(int8(63), int8(1)) returns 126 (still in the range of int8 type) and bitshift(int8(64), int8(1)) returns -128 ( = int8(128)). Otherwise, if mode = “drop”, then bitshift caps the result at the maximum (resp minimum)</text:p>
        <text:p text:style-name="P9">value of the concerned integer type, so <text:span text:style-name="T1">bitshift(int8(70), int8(1), “drop”) returns </text:span>127, the maximum int8 value.</text:p>
        <text:p text:style-name="P9"/>
        <text:p text:style-name="P9">bitshift accepts heterogeneous types. The result always has the size of the largest argument and the type of the first one. So bitshift(int32(2^10), int8([3 -3])) returns int32([2^13 2^7]) (type of argument #1 and size of the largest: argument #2).</text:p>
        <text:p text:style-name="P9"/>
        <text:p text:style-name="P9">Because bitshift is based on the C bitwise operators, it is not yet possible to handle the overflows / underflows “drop” mode for int32 type.</text:p>
        <text:p text:style-name="P9"/>
        <text:p text:style-name="P9"><text:span text:style-name="T2">Calling Sequence</text:span></text:p>
        <text:p text:style-name="P10"><text:span text:style-name="T3">The available calling sequence is:</text:span></text:p>
        <text:p text:style-name="P10"/>
        <text:p text:style-name="P11"><text:span text:style-name="T3">res </text:span>= bitshift(data, n, mode)</text:p>
        <text:p text:style-name="P12"/>
        <text:p text:style-name="P13"><text:span text:style-name="T4">Example Usage</text:span></text:p>
        <text:p text:style-name="P14"><text:span text:style-name="T5">res = bitshift(2^10, 1) // res = 2^11</text:span></text:p>
        <text:p text:style-name="P14"><text:span text:style-name="T5">res = bitshift(2^10, -1) // res = 2^9</text:span></text:p>
        <text:p text:style-name="P14"><text:span text:style-name="T6">res = bitshift(int8(70), int8(1), “drop”) // res = 127</text:span></text:p>
        <text:p text:style-name="P14"><text:span text:style-name="T6">res = bitshift(-int8(70), int8(1), ”drop") // res = -128</text:span></text:p>
        <text:p text:style-name="P15"/>
        <text:p text:style-name="P4">Changelog</text:p>
        <text:list text:style-name="L3">
          <text:list-item>
            <text:p text:style-name="P16">– Initial Revision</text:p>
          </text:list-item>
        </text:list>
        <text:p text:style-name="P4">Copyright</text:p>
        <text:p text:style-name="P17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-text-text-text-text-text-text-text-text-text" style:display-name="Bullet Symbols_text_text_text_text_text_text_text_text_text_text_text_text_text_text_text_text_text_text" style:next-style-name="Bullet-Symbols-text-text-text-text-text-text-text-text-text-text-text-text-text-text-text-text-text-text">
      <style:text-properties style:font-name="OpenSymbol"/>
    </style:style>
    <style:style style:family="text" style:name="Internet-link-text-text-text-text-text-text-text-text-text-text-text-text-text" style:display-name="Internet link_text_text_text_text_text_text_text_text_text_text_text_text_text" style:next-style-name="Internet-link-text-text-text-text-text-text-text-text-text-text-text-text-text">
      <style:text-properties fo:color="#000080" style:text-underline-type="single"/>
    </style:style>
    <style:style style:family="text" style:name="Bullet-Symbols-text-text-text-text-text-text-text-text-text-text-text-text-text-text-text-text-text-text-text-text-text-text-text" style:display-name="Bullet Symbols_text_text_text_text_text_text_text_text_text_text_text_text_text_text_text_text_text_text_text_text_text_text_text" style:next-style-name="Bullet-Symbols-text-text-text-text-text-text-text-text-text-text-text-text-text-text-text-text-text-text-text-text-text-text-text">
      <style:text-properties style:font-name="StarSymbol" fo:font-size="9pt"/>
    </style:style>
    <style:style style:family="text" style:name="Teletype-text-text-text-text-text-text-text-text-text-text-text-text-text-text-text-text-text-text-text-text-text-text-text" style:display-name="Teletype_text_text_text_text_text_text_text_text_text_text_text_text_text_text_text_text_text_text_text_text_text_text_text" style:next-style-name="Teletype-text-text-text-text-text-text-text-text-text-text-text-text-text-text-text-text-text-text-text-text-text-text-text">
      <style:text-properties style:font-name="DejaVu Sans Mono"/>
    </style:style>
    <style:style style:family="text" style:name="Teletype-text-text-text-text-text-text-text-text-text-text-text-text-text" style:display-name="Teletype_text_text_text_text_text_text_text_text_text_text_text_text_text" style:next-style-name="Teletype-text-text-text-text-text-text-text-text-text-text-text-text-text">
      <style:text-properties style:font-name="DejaVu Sans Mono"/>
    </style:style>
    <style:style style:family="text" style:name="Bullet-Symbols-text-text-text-text-text-text-text-text-text-text-text-text-text" style:display-name="Bullet Symbols_text_text_text_text_text_text_text_text_text_text_text_text_text" style:next-style-name="Bullet-Symbols-text-text-text-text-text-text-text-text-text-text-text-text-text">
      <style:text-properties style:font-name="StarSymbol" fo:font-size="9pt"/>
    </style:style>
    <style:style style:family="text" style:name="Source-Text-text-text-text-text-text-text-text-text-text-text-text-text-text-text-text-text-text-text" style:display-name="Source Text_text_text_text_text_text_text_text_text_text_text_text_text_text_text_text_text_text_text" style:next-style-name="Source-Text-text-text-text-text-text-text-text-text-text-text-text-text-text-text-text-text-text-text"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